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a1" style:family="table" style:master-page-name="Standard">
      <style:table-properties style:width="15.501cm" style:page-number="0"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style:keep-together="false"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style:keep-together="false"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style:keep-together="false"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style:keep-together="false" fo:keep-together="always"/>
    </style:style>
    <style:style style:name="Tabela1.5" style:family="table-row">
      <style:table-row-properties style:row-height="6.669cm" style:keep-together="false" fo:keep-together="always"/>
    </style:style>
    <style:style style:name="Tabela1.6" style:family="table-row">
      <style:table-row-properties style:row-height="4.5cm" style:keep-together="false" fo:keep-together="always"/>
    </style:style>
    <style:style style:name="Tabela2" style:family="table">
      <style:table-properties style:width="15.478cm" fo:margin-left="0.019cm" fo:margin-right="0.004cm" table:align="margins" style:writing-mode="lr-tb"/>
    </style:style>
    <style:style style:name="Tabela2.A" style:family="table-column">
      <style:table-column-properties style:column-width="5.265cm" style:rel-column-width="22293*"/>
    </style:style>
    <style:style style:name="Tabela2.B" style:family="table-column">
      <style:table-column-properties style:column-width="1.058cm" style:rel-column-width="4481*"/>
    </style:style>
    <style:style style:name="Tabela2.C" style:family="table-column">
      <style:table-column-properties style:column-width="1.217cm" style:rel-column-width="5153*"/>
    </style:style>
    <style:style style:name="Tabela2.D" style:family="table-column">
      <style:table-column-properties style:column-width="1.111cm" style:rel-column-width="4705*"/>
    </style:style>
    <style:style style:name="Tabela2.E" style:family="table-column">
      <style:table-column-properties style:column-width="1.376cm" style:rel-column-width="5825*"/>
    </style:style>
    <style:style style:name="Tabela2.F" style:family="table-column">
      <style:table-column-properties style:column-width="1.852cm" style:rel-column-width="7841*"/>
    </style:style>
    <style:style style:name="Tabela2.G" style:family="table-column">
      <style:table-column-properties style:column-width="1.667cm" style:rel-column-width="7057*"/>
    </style:style>
    <style:style style:name="Tabela2.H" style:family="table-column">
      <style:table-column-properties style:column-width="1.931cm" style:rel-column-width="8180*"/>
    </style:style>
    <style:style style:name="Tabela2.1" style:family="table-row">
      <style:table-row-properties style:min-row-height="0.873cm"/>
    </style:style>
    <style:style style:name="Tabela2.A1" style:family="table-cell" style:data-style-name="N5100">
      <style:table-cell-properties fo:background-color="#e6e6ff" fo:padding="0cm" fo:border-left="0.002cm solid #800000" fo:border-right="none" fo:border-top="0.002cm solid #800000" fo:border-bottom="0.002cm solid #800000" style:writing-mode="tb-rl">
        <style:background-image/>
      </style:table-cell-properties>
    </style:style>
    <style:style style:name="Tabela2.B1" style:family="table-cell" style:data-style-name="N5100">
      <style:table-cell-properties fo:background-color="#e6e6ff" fo:padding="0cm" fo:border-left="0.002cm solid #800000" fo:border-right="none" fo:border-top="0.002cm solid #800000" fo:border-bottom="0.002cm solid #800000">
        <style:background-image/>
      </style:table-cell-properties>
    </style:style>
    <style:style style:name="Tabela2.H1" style:family="table-cell" style:data-style-name="N5100">
      <style:table-cell-properties fo:background-color="#e6e6ff" fo:padding="0cm" fo:border="0.002cm solid #800000">
        <style:background-image/>
      </style:table-cell-properties>
    </style:style>
    <style:style style:name="Tabela2.A2" style:family="table-cell" style:data-style-name="N5100">
      <style:table-cell-properties fo:background-color="#e6e6ff" fo:padding="0cm" fo:border-left="0.002cm solid #800000" fo:border-right="none" fo:border-top="none" fo:border-bottom="0.002cm solid #800000">
        <style:background-image/>
      </style:table-cell-properties>
    </style:style>
    <style:style style:name="Tabela2.B2" style:family="table-cell">
      <style:table-cell-properties fo:background-color="#ffffff" fo:padding="0cm" fo:border-left="0.002cm solid #800000" fo:border-right="none" fo:border-top="none" fo:border-bottom="0.002cm solid #800000">
        <style:background-image/>
      </style:table-cell-properties>
    </style:style>
    <style:style style:name="Tabela2.H2" style:family="table-cell">
      <style:table-cell-properties fo:background-color="#ffffff" fo:padding="0cm" fo:border-left="0.002cm solid #800000" fo:border-right="0.002cm solid #800000" fo:border-top="none" fo:border-bottom="0.002cm solid #800000">
        <style:background-image/>
      </style:table-cell-properties>
    </style:style>
    <style:style style:name="Tabela2.D3" style:family="table-cell" style:data-style-name="N5000">
      <style:table-cell-properties fo:background-color="#ffffff" fo:padding="0cm" fo:border-left="0.002cm solid #800000" fo:border-right="none" fo:border-top="none" fo:border-bottom="0.002cm solid #800000">
        <style:background-image/>
      </style:table-cell-properties>
    </style:style>
    <style:style style:name="Tabela2.H3" style:family="table-cell" style:data-style-name="N5000">
      <style:table-cell-properties fo:background-color="#ffffff" fo:padding="0cm" fo:border-left="0.002cm solid #800000" fo:border-right="0.002cm solid #800000" fo:border-top="none" fo:border-bottom="0.002cm solid #800000">
        <style:background-image/>
      </style:table-cell-properties>
    </style:style>
    <style:style style:name="P1" style:family="paragraph" style:parent-style-name="Parágrafo_20_1">
      <style:paragraph-properties>
        <style:tab-stops>
          <style:tab-stop style:position="0.499cm"/>
        </style:tab-stops>
      </style:paragraph-properties>
    </style:style>
    <style:style style:name="P2" style:family="paragraph" style:parent-style-name="Parágrafo_20_1">
      <style:text-properties fo:font-style="italic" style:font-style-asian="italic" style:font-style-complex="italic"/>
    </style:style>
    <style:style style:name="P3" style:family="paragraph" style:parent-style-name="Standard">
      <style:paragraph-properties fo:line-height="150%" fo:text-align="center" style:justify-single-word="false"/>
      <style:text-properties fo:font-size="14pt" style:font-size-asian="14pt"/>
    </style:style>
    <style:style style:name="P4" style:family="paragraph" style:parent-style-name="Standard">
      <style:paragraph-properties fo:line-height="150%" fo:text-align="center" style:justify-single-word="false" style:snap-to-layout-grid="false"/>
      <style:text-properties fo:font-size="14pt" style:font-size-asian="14pt"/>
    </style:style>
    <style:style style:name="P5"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6" style:family="paragraph" style:parent-style-name="Standard">
      <style:paragraph-properties style:line-height-at-least="0.176cm" fo:text-align="justify" style:justify-single-word="false" style:snap-to-layout-grid="false"/>
    </style:style>
    <style:style style:name="P7" style:family="paragraph" style:parent-style-name="Table_20_Contents">
      <style:paragraph-properties fo:text-align="center" style:justify-single-word="false" style:snap-to-layout-grid="false"/>
      <style:text-properties fo:font-size="14pt" style:font-size-asian="14pt"/>
    </style:style>
    <style:style style:name="P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font-name="Thorndale" fo:font-size="14pt" fo:font-style="normal" fo:text-shadow="none" style:text-underline-style="none" fo:font-weight="bold" style:font-size-asian="12.25pt" style:font-style-asian="normal" style:font-weight-asian="bold" style:font-size-complex="14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line-height="100%"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Parágrafo_20_1">
      <style:paragraph-properties fo:break-before="page"/>
    </style:style>
    <style:style style:name="P15" style:family="paragraph" style:parent-style-name="Text_20_body">
      <style:paragraph-properties fo:margin-left="0cm" fo:margin-right="0cm" fo:margin-top="0cm" fo:margin-bottom="0.499cm" fo:text-indent="0cm" style:auto-text-indent="false"/>
      <style:text-properties style:font-name="Times" fo:font-size="12pt"/>
    </style:style>
    <style:style style:name="P16" style:family="paragraph" style:parent-style-name="Text_20_body">
      <style:paragraph-properties fo:margin-left="0.847cm" fo:margin-right="0cm" fo:margin-top="0cm" fo:margin-bottom="0.499cm" fo:text-indent="-0.847cm" style:auto-text-indent="false"/>
      <style:text-properties style:font-name="Times" fo:font-size="12pt"/>
    </style:style>
    <style:style style:name="P17" style:family="paragraph" style:parent-style-name="Contents_20_1">
      <style:paragraph-properties>
        <style:tab-stops>
          <style:tab-stop style:position="15.501cm" style:type="right" style:leader-style="dotted" style:leader-text="."/>
        </style:tab-stops>
      </style:paragraph-properties>
    </style:style>
    <style:style style:name="P18" style:family="paragraph" style:parent-style-name="Heading_20_1" style:list-style-name="">
      <style:paragraph-properties fo:line-height="150%" fo:text-align="justify" style:justify-single-word="false" fo:orphans="0" fo:widows="0" fo:hyphenation-ladder-count="no-limit" style:text-autospace="ideograph-alpha" style:punctuation-wrap="hanging" style:line-break="strict">
        <style:tab-stops>
          <style:tab-stop style:position="0.499cm"/>
        </style:tab-stops>
      </style:paragraph-properties>
      <style:text-properties fo:hyphenate="false" fo:hyphenation-remain-char-count="2" fo:hyphenation-push-char-count="2"/>
    </style:style>
    <style:style style:name="P19" style:family="paragraph" style:parent-style-name="Heading_20_1">
      <style:paragraph-properties>
        <style:tab-stops>
          <style:tab-stop style:position="0.499cm"/>
        </style:tab-stops>
      </style:paragraph-properties>
    </style:style>
    <style:style style:name="P20" style:family="paragraph" style:parent-style-name="Heading_20_1" style:master-page-name="Converter_20_1">
      <style:paragraph-properties style:page-number="3">
        <style:tab-stops>
          <style:tab-stop style:position="0.499cm"/>
        </style:tab-stops>
      </style:paragraph-properties>
    </style:style>
    <style:style style:name="P21" style:family="paragraph" style:parent-style-name="Heading_20_1">
      <style:paragraph-properties fo:break-before="page">
        <style:tab-stops>
          <style:tab-stop style:position="0.499cm"/>
        </style:tab-stops>
      </style:paragraph-properties>
    </style:style>
    <style:style style:name="P22" style:family="paragraph" style:parent-style-name="Parágrafo_20_1" style:list-style-name="L1"/>
    <style:style style:name="P23" style:family="paragraph" style:parent-style-name="Parágrafo_20_1" style:list-style-name="L2">
      <style:paragraph-properties>
        <style:tab-stops>
          <style:tab-stop style:position="0.499cm"/>
        </style:tab-stops>
      </style:paragraph-properties>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style:text-position="0% 100%" fo:font-style="italic" style:font-style-asian="italic"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color="#000000"/>
    </style:style>
    <style:style style:name="T10" style:family="text">
      <style:text-properties fo:color="#000000" style:font-name="Times" fo:font-size="12pt" fo:language="pt" fo:country="BR" fo:font-weight="normal" style:font-name-asian="HG Mincho Light J" style:font-size-asian="12pt" style:font-weight-asian="normal" style:font-name-complex="Arial Unicode MS" style:font-size-complex="12pt" style:language-complex="zxx" style:country-complex="none"/>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number:number-style style:name="N5000" number:language="pt" number:country="BR">
      <number:number number:min-integer-digits="1"/>
    </number:number-style>
    <number:text-style style:name="N5100" number:language="pt" number:country="BR">
      <number:text-content/>
    </number:tex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4">Bacharelado em Ciência da Computação</text:p>
          </table:table-cell>
          <table:covered-table-cell/>
        </table:table-row>
        <table:table-row table:style-name="Tabela1.2">
          <table:table-cell table:style-name="Tabela1.A2" table:number-columns-spanned="2" office:value-type="string">
            <text:p text:style-name="P4">Faculdades Integradas de Caratinga</text:p>
            <text:p text:style-name="P3"><text:bookmark-start text:name="WWSetBkmk1"/><text:bookmark-end text:name="WWSetBkmk1"/></text:p>
          </table:table-cell>
          <table:covered-table-cell/>
        </table:table-row>
        <table:table-row table:style-name="Tabela1.3">
          <table:table-cell table:style-name="Tabela1.A3" table:number-columns-spanned="2" office:value-type="string">
            <text:p text:style-name="P7">Gabriel Antonio Diniz</text:p>
          </table:table-cell>
          <table:covered-table-cell/>
        </table:table-row>
        <table:table-row table:style-name="Tabela1.4">
          <table:table-cell table:style-name="Tabela1.A1" table:number-columns-spanned="2" office:value-type="string">
            <text:p text:style-name="P5">Processamento de dados em larga escala usando MapReduce para as Olimpíadas 2012</text:p>
          </table:table-cell>
          <table:covered-table-cell/>
        </table:table-row>
        <table:table-row table:style-name="Tabela1.5">
          <table:table-cell table:style-name="Tabela1.A1" office:value-type="string">
            <text:p text:style-name="P6"/>
          </table:table-cell>
          <table:table-cell table:style-name="Tabela1.A1" office:value-type="string">
            <text:p text:style-name="P6">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4">FIC/CARATINGA</text:p>
            <text:p text:style-name="P3">2012</text:p>
          </table:table-cell>
          <table:covered-table-cell/>
        </table:table-row>
      </table:table>
      <text:section text:style-name="Sect1" text:name="Seção1">
        <text:p text:style-name="Contents_20_Heading"><text:soft-page-break/>SUMÁRIO</text:p>
      </text:section>
      <text:section text:style-name="Sect2" text:name="Seção3">
        <text:table-of-content text:style-name="Sect3" text:protected="true" text:name="Sumário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1. RESUMO<text:tab/>3</text:p>
            <text:p text:style-name="P17">2. INTRODUÇÃO<text:tab/>4</text:p>
            <text:p text:style-name="P17">3. JUSTIFICATIVA<text:tab/>6</text:p>
            <text:p text:style-name="P17">4. APRESENTAÇÃO E DELIMITAÇÃO DO OBJETO DE PESQUISA<text:tab/>7</text:p>
            <text:p text:style-name="P17">5. DEFINIÇÃO DO PROBLEMA DE PESQUISA<text:tab/>8</text:p>
            <text:p text:style-name="P17">6. OBJETIVO GERAL<text:tab/>9</text:p>
            <text:p text:style-name="P17">7. OBJETIVOS ESPECÍFICOS<text:tab/>10</text:p>
            <text:p text:style-name="P17">8. METODOLOGIA<text:tab/>11</text:p>
            <text:p text:style-name="P17">9. ÍNDICE HIPOTÉTICO<text:tab/>14</text:p>
            <text:p text:style-name="P17">10. CRONOGRAMA<text:tab/>15</text:p>
            <text:p text:style-name="P17">11. REFERÊNCIAS<text:tab/>16</text:p>
          </text:index-body>
        </text:table-of-content>
        <text:p text:style-name="Standard"/>
      </text:section>
      <text:h text:style-name="P20" text:outline-level="1">RESUMO</text:h>
      <text:p text:style-name="Parágrafo_20_1">Com o crescimento da Web 2.0, pode-se observar uma quantidade cada vez maior de dados circulando pela <text:span text:style-name="T5">internet</text:span>. Comparados com os sistemas presentes na <text:span text:style-name="T5">web</text:span> no inicio da década de 2000, as redes sociais, mecanismos de busca, portais de notícia, entre outros serviços web da atualidade, possuem um volume de tráfego e armazenamento de dados enorme. As grandes bases de dados desses sistemas são conhecidas como <text:span text:style-name="T5">Big Data</text:span> <text:reference-mark-start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rfv2joHEfc"/>(Lin &amp; Dyer 2010)<text:reference-mark-end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rfv2joHEfc"/><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text:span text:style-name="T5">Big Data</text:span> <text:reference-mark-start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HoNGXKWqVE"/><text:span text:style-name="T1">(Varley et al. 2009)</text:span><text:reference-mark-end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HoNGXKWqVE"/>⁠. O objetivo desse trabalho é analisar algumas dessas soluções. <text:s/></text:p>
      <text:p text:style-name="Parágrafo_20_1">Pretende-se usar o modelo de processamento distribuído de dados <text:span text:style-name="T5">MapReduce</text:span> desenvolvido pela Google, através da implementação de condigo fonte aberto desse modelo: o Hadoop.</text:p>
      <text:p text:style-name="Parágrafo_20_1">Serão analisados dados a respeito das olimpíadas de Londres 2012 provenientes do Twitter, que é a ferramenta de micro blogs mais utilizada na atualidade <text:reference-mark-start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CxVqzhumwe"/><text:span text:style-name="T1">(Zago 2009; Java et al. 2007)</text:span><text:reference-mark-end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CxVqzhumwe"/>⁠, coletando esses dados a partir das publicações dos usuários do serviço. A escolha das olimpíadas se deve ao fato da grande repercussão desse evento esportivo na mídia mundial e consequentemente no Twitter. A parir desses dados pode-se obter informações do tipo: tópicos mais comentados, usuários mais influentes, períodos onde mais se comentou determinados assuntos, além de dados a respeito do desempenho do Hadoop nessas tarefas.</text:p>
      <text:p text:style-name="Parágrafo_20_1">Assim espera-se demonstrar a possibilidade do uso do Hadoop para análise de dados provenientes de redes sociais, gerando dados estatísticos sobre a repercussão de determinado assunto nesses meios de comunicação.</text:p>
      <text:p text:style-name="Parágrafo_20_1"/>
      <text:h text:style-name="P21"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 <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JnKEp337Ii"/><text:span text:style-name="T1">(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JnKEp337Ii"/>⁠.</text:p>
      <text:p text:style-name="Parágrafo_20_1">Uma das soluções encontradas foi o modelo de programação chamado <text:span text:style-name="T5">MapReduce</text:span>, desenvolvido pela Google. Esse modelo possibilita se trabalhar com processamento paralelo de dados, abstraindo todas as rotinas que cuidam do paralelismo do processamento, deixando para o desenvolvedor cuidar apenas da tarefa propriamente dia. A forma como o <text:span text:style-name="T5">MapReduce</text:span> faz isso será abordada nas próximas seções desse trabalho. </text:p>
      <text:p text:style-name="Parágrafo_20_1">Baseado no <text:span text:style-name="T5">MapReduce</text:span> a Google otimizou o processamento de dados em vários de seus serviços chegando a processar mais de 20 <text:span text:style-name="T6">petabytes</text:span><text:span text:style-name="T8"><text:note text:id="ftn1" text:note-class="footnote"><text:note-citation>1</text:note-citation><text:note-body><text:p text:style-name="Footnote">1 Petabyte equivale a 1024 Terabytes (http://dictionary.reference.com/browse/petabyte)</text:p></text:note-body></text:note></text:span> de dados por dia nos seus <text:span text:style-name="T5">data centers </text:span><text:reference-mark-start text:name="ADDIN CSL_CITATION {&quot;mendeley&quot;: {&quot;previouslyFormattedCitation&quot;: &quot;(Dean &amp; Ghemawat 2008a)&quot;, &quot;manualFormatting&quot;: &quot;(Dean &amp; Ghemawat 2008)&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jaW7q4RMux"/><text:span text:style-name="T3">(Dean &amp; Ghemawat 2008)</text:span><text:reference-mark-end text:name="ADDIN CSL_CITATION {&quot;mendeley&quot;: {&quot;previouslyFormattedCitation&quot;: &quot;(Dean &amp; Ghemawat 2008a)&quot;, &quot;manualFormatting&quot;: &quot;(Dean &amp; Ghemawat 2008)&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jaW7q4RMux"/>⁠. A implementação do <text:span text:style-name="T5">MapReduce</text:span> da Google não possui código fonte aberto, e não está disponível para outros usos fora da empresa, porém com base na publicação de Jeffrey Dean e Sanjay Ghemawat sobre o modelo <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b7v6yunthk"/><text:span text:style-name="T1">(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b7v6yunthk"/>⁠, outras implementações <text:span text:style-name="T5">open source</text:span> do <text:span text:style-name="T5">MapReduce</text:span> foram surgindo e ganhando força na comunidade de software livre. </text:p>
      <text:p text:style-name="Parágrafo_20_1">A mais difundida dessas implementações é o Hadoop, que foi desenvolvido em 2004 por Doug Cutting e recebeu apoio de empresas como Yahoo!, e também <text:s/>da comunidade acadêmica. O Hadoop implementa o modelo <text:span text:style-name="T5">MapReduce</text:span> de forma análoga a do Google, facilitando o trabalho do desenvolvedor. Desde janeiro de 2008 o Hadoop é mantido pela <text:span text:style-name="T5">Apache Software Foudation</text:span>. <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Y0XsFNwIVE"/><text:span text:style-name="T1">(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Y0XsFNwIVE"/>⁠. </text:p>
      <text:p text:style-name="Parágrafo_20_1">As duas implementações do modelo <text:span text:style-name="T5">MapReduce</text:span><text:span text:style-name="T7"> foram construídas de forma que seja possível usar hardware de baixo poder de processamento, e consequentemente de custo baixo. Apenas aumentando o numero de máquinas que executam as tarefas, garante-se que o desempenho também aumente. Utilizando maior quantidade de maquinas, pode-se ter uma maior distribuição dos dados, assim se uma máquina falhar, diminui-se a possibilidade de perda de dados, e diminui também o impacto no desempenho geral do </text:span><text:soft-page-break/><text:span text:style-name="T7">conjunto </text:span><text:reference-mark-start text:name="ADDIN CSL_CITATION {&quot;mendeley&quot;: {&quot;previouslyFormattedCitation&quot;: &quot;(Taylor 2010; Dean &amp; Ghemawat 2008b)&quot;, &quot;manualFormatting&quot;: &quot;(Taylor 2010; Dean &amp; Ghemawat 2008)&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uris&quot;: [&quot;http://www.mendeley.com/documents/?uuid=93e64e7d-42bb-4086-98c8-d3d5039b69cd&quot;], &quot;id&quot;: &quot;ITEM-2&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2&quot;}}], &quot;properties&quot;: {&quot;noteIndex&quot;: 0}, &quot;schema&quot;: &quot;https://github.com/citation-style-language/schema/raw/master/csl-citation.json&quot;} RND1FoYMfco2X"/><text:span text:style-name="T2">(Taylor 2010; Dean &amp; Ghemawat 2008)</text:span><text:reference-mark-end text:name="ADDIN CSL_CITATION {&quot;mendeley&quot;: {&quot;previouslyFormattedCitation&quot;: &quot;(Taylor 2010; Dean &amp; Ghemawat 2008b)&quot;, &quot;manualFormatting&quot;: &quot;(Taylor 2010; Dean &amp; Ghemawat 2008)&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uris&quot;: [&quot;http://www.mendeley.com/documents/?uuid=93e64e7d-42bb-4086-98c8-d3d5039b69cd&quot;], &quot;id&quot;: &quot;ITEM-2&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2&quot;}}], &quot;properties&quot;: {&quot;noteIndex&quot;: 0}, &quot;schema&quot;: &quot;https://github.com/citation-style-language/schema/raw/master/csl-citation.json&quot;} RND1FoYMfco2X"/><text:span text:style-name="T7">⁠.</text:span></text:p>
      <text:p text:style-name="Parágrafo_20_1">Tanto o <text:span text:style-name="T5">MapReduce</text:span> do Google quanto o Hadoop são construídos sobre um sistema de arquivos distribuído, que cuida da parte de replicação dos dados e da tolerância a falhas. Na implementação do Google ele é chamado de GFS (<text:span text:style-name="T5">Google File System</text:span>), e no Hadoop de HDFS (<text:span text:style-name="T5">Hadoop Distributed File System</text:span>).</text:p>
      <text:p text:style-name="Parágrafo_20_1">Outro importante projeto mantido pela Apache é o Hbase, que é um banco de dados não relacional distribuído e tolerante a falhas, baseado no Hadoop. O Hbase possibilita acesso em tempo real de leitura e escrita aos dados armazenados no HDFS. Apesar de não possuir uma linguagem nativa para consultas aos dados como o SQL, o Hbase possui integração com os projetos Hive e Hbql que permitem acesso de consulta e inserção em suas tabelas <text:reference-mark-start text:name="ADDIN CSL_CITATION {&quot;mendeley&quot;: {&quot;previouslyFormattedCitation&quot;: &quot;(George 2011)&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type&quot;: &quot;article-journal&quot;, &quot;id&quot;: &quot;ITEM-1&quot;}}], &quot;properties&quot;: {&quot;noteIndex&quot;: 0}, &quot;schema&quot;: &quot;https://github.com/citation-style-language/schema/raw/master/csl-citation.json&quot;} RNDldegjdbXWI"/><text:span text:style-name="T1">(George 2011)</text:span><text:reference-mark-end text:name="ADDIN CSL_CITATION {&quot;mendeley&quot;: {&quot;previouslyFormattedCitation&quot;: &quot;(George 2011)&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type&quot;: &quot;article-journal&quot;, &quot;id&quot;: &quot;ITEM-1&quot;}}], &quot;properties&quot;: {&quot;noteIndex&quot;: 0}, &quot;schema&quot;: &quot;https://github.com/citation-style-language/schema/raw/master/csl-citation.json&quot;} RNDldegjdbXWI"/>⁠.</text:p>
      <text:p text:style-name="Parágrafo_20_1">Assim como o Hbase, existem outros bancos de dados baseados no <text:span text:style-name="T5">MapReduce</text:span><text:span text:style-name="T7"> como o projeto que deu origem a ele, o Google BigTable que é construído sobre o GFS e o HadoopDB que é uma forma híbrida do Hadoop</text:span><text:span text:style-name="T5"> </text:span><text:span text:style-name="T7">com o banco de dados relacional PostgreSQL </text:span><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H4JpwYDsrj"/><text:span text:style-name="T2">(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H4JpwYDsrj"/><text:span text:style-name="T7">⁠. Existem também outras alternativas que não são baseadas no Hadoop, mas são baseadas no conceito do Google BigTable, como os projetos HyperTable e Cassandra. E existem ainda outros bancos de dados não relacionais como o Redis, MongoDB, CouchDB, Neo4J, Voldemort, Dynamo, entre muitos outros</text:span><text:reference-mark-start text:name="ADDIN CSL_CITATION {&quot;mendeley&quot;: {&quot;previouslyFormattedCitation&quot;: &quot;(De Diana &amp;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7syvRLa39d"/><text:span text:style-name="T2">(De Diana &amp; Gerosa 2010)</text:span><text:reference-mark-end text:name="ADDIN CSL_CITATION {&quot;mendeley&quot;: {&quot;previouslyFormattedCitation&quot;: &quot;(De Diana &amp;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7syvRLa39d"/><text:span text:style-name="T7">⁠. Entretanto, como não têm ligação com Hadoop ou </text:span><text:span text:style-name="T5">MapReduce</text:span><text:span text:style-name="T7">, não serão abordados nesse trabalho.</text:span></text:p>
      <text:p text:style-name="Parágrafo_20_1"/>
      <text:h text:style-name="P18" text:outline-level="1"/>
      <text:h text:style-name="P21" text:outline-level="1">JUSTIFICATIVA</text:h>
      <text:p text:style-name="Parágrafo_20_1">Este trabalho visa estudar a implantação de forma distribuída do modelo MapReduce, através de sua implementação <text:span text:style-name="T5">open source, </text:span><text:span text:style-name="T7">o </text:span>Hadoop, para análise estatística de dados coletados do Twitter. Assim busca-se facilitar futuras pesquisas que necessitem utilizar essa mesma arquitetura para processamento de dados.</text:p>
      <text:p text:style-name="Parágrafo_20_1">Esse trabalho também auxiliará futuras pesquisas como fonte de referencias em português sobre os temas abordados, já que a maior parte dos trabalhos acadêmicos na área são escritos em inglês.</text:p>
      <text:p text:style-name="Parágrafo_20_1"/>
      <text:h text:style-name="P21" text:outline-level="1">APRESENTAÇÃO E DELIMITAÇÃO DO OBJETO DE PESQUISA</text:h>
      <text:p text:style-name="Parágrafo_20_1">O objeto de pesquisa desse trabalho é o uso do Hadoop para análise de dados provenientes do Twitter. Serão analisados dados relacionados às Olimpíadas de Londres 2012.</text:p>
      <text:p text:style-name="Parágrafo_20_1">Área de pesquisa: Bancos de dados</text:p>
      <text:p text:style-name="Parágrafo_20_1">Subárea de pesquisa: Bancos de dados não relacionais.</text:p>
      <text:p text:style-name="P14"/>
      <text:h text:style-name="P19" text:outline-level="1">DEFINIÇÃO DO PROBLEMA DE PESQUISA</text:h>
      <text:p text:style-name="Parágrafo_20_1">É possível utilizar o Hadoop para obter informações estatísticas a partir de dados coletados do Twitter?</text:p>
      <text:h text:style-name="P21" text:outline-level="1">OBJETIVO GERAL</text:h>
      <text:p text:style-name="Parágrafo_20_1">Propor uma arquitetura para lidar com aplicações que utilizem Big Data (aquisição, processamento, análise e visualização dos dados) utilizando o Hadoop. Os dados serão provenientes dos comentários feitos no Twitter a respeito das olimpíadas de Londres, e serão coletados utilizando a API disponibilizada pelo serviço de micro blogs.</text:p>
      <text:p text:style-name="Parágrafo_20_1"/>
      <text:h text:style-name="P21" text:outline-level="1">OBJETIVOS ESPECÍFICOS</text:h>
      <text:list xml:id="list1940095306" text:style-name="L1">
        <text:list-item>
          <text:p text:style-name="P22">Estudar a implantação e configuração do Hadoop e do Hbase.</text:p>
        </text:list-item>
        <text:list-item>
          <text:p text:style-name="P22">Utilizar a API do Twitter para criar um sistema de coleta de dados.</text:p>
        </text:list-item>
        <text:list-item>
          <text:p text:style-name="P22">Armazenar os dados coletados em uma estrutura temporária até que a estrutura final <text:s/>que será usada nos testes esteja pronta.</text:p>
        </text:list-item>
        <text:list-item>
          <text:p text:style-name="P22">Instalação e configuração do Hadoop e Hbase.</text:p>
        </text:list-item>
        <text:list-item>
          <text:p text:style-name="P22">Migração dos dados para a estrutura final.</text:p>
        </text:list-item>
        <text:list-item>
          <text:p text:style-name="P22">Processamento dos dados obtidos para se obter informações estatísticas.</text:p>
        </text:list-item>
        <text:list-item>
          <text:p text:style-name="P22">Testes de tolerância à falhas.</text:p>
        </text:list-item>
        <text:list-item>
          <text:p text:style-name="P22">Coleta de dados a respeito do desempenho do Hadoop.</text:p>
        </text:list-item>
        <text:list-item>
          <text:p text:style-name="P22">Disponibilização das informações obtidas na forma de gráficos.</text:p>
          <text:p text:style-name="P22"/>
        </text:list-item>
      </text:list>
      <text:h text:style-name="P21" text:outline-level="1">METODOLOGIA</text:h>
      <text:p text:style-name="P1">Nos tópicos a seguir serão abordados os assuntos relacionados às tarefas a ser executadas durante a pesquisa. Na seção 8.1 há uma breve explicação sobre as tecnologias que serão utilizadas, a 8.2 aborda como sera o ambiente de coleta e processamento dos dados, na 8.3 uma explicação sobre o Twitter, que será fonte dos dados e como os eles serão recuperados. E por fim, na seção 8.4 aponta-se <text:span text:style-name="T10">possíveis</text:span> análises a serem feitas com base nos dados coletados.</text:p>
      <text:p text:style-name="Heading_20_2">8.1 MapReduce, Hadoop e Hbase</text:p>
      <text:p text:style-name="Parágrafo_20_1">MapReduce é um modelo desenvolvido pela Google para processamento distribuído de grandes quantidades de dados. Ele permite que todo o trabalho seja feito a partir de duas funções básicas definidas pelo usuário:<text:span text:style-name="T5">map </text:span><text:span text:style-name="T7">e</text:span><text:span text:style-name="T5"> reduce</text:span><text:span text:style-name="T7">, e se encarrega de abstrair toda parte de paralelização do processamento, balanceamento de carga entre as máquinas e tolerância a falhas na leitura ou escrita dos dados, como falhas em software e ate mesmo no hardware </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avGFc0sDXP"/><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avGFc0sDXP"/><text:span text:style-name="T7">⁠.</text:span></text:p>
      <text:p text:style-name="P2">Map <text:span text:style-name="T7">é responsável por gerar uma serie intermediária de pares chave/valor a partir de uma entrada. </text:span>Reduce <text:span text:style-name="T7">é responsável por juntar todos os valores intermediários associados a uma mesma chave intermediaria gerando a solução final </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WpTqfQPtJG"/><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WpTqfQPtJG"/><text:span text:style-name="T7">⁠.</text:span></text:p>
      <text:p text:style-name="P2"><text:span text:style-name="T7">A implementação desse modelo criada pela Google é proprietária, e seu código não está disponível ao público. Porém, existem implementações </text:span>opensource<text:span text:style-name="T7"> do MapReduce, a mais popular delas é o Hadoop, um projeto mantido pela Apache Software Foudation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cQ9aMavxe5"/><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cQ9aMavxe5"/><text:span text:style-name="T7">⁠. </text:span></text:p>
      <text:p text:style-name="P2"><text:span text:style-name="T7">Tanto MapReduce quanto Hadoop são compostos por duas camadas: uma de armazenamento de dados e uma de processamento de dados. No MapReduce, a camada de armazenamento se chama GFS (Google File System) e no Hadoop HDFS (Hadoop Distributed File System)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aF0qVcqNqO"/><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aF0qVcqNqO"/><text:span text:style-name="T7">⁠.</text:span></text:p>
      <text:p text:style-name="Parágrafo_20_1"><text:span text:style-name="T7">Baseado no projeto Hadoop, foi criado o SGBD não relacional Hbase, classificado </text:span><text:soft-page-break/><text:span text:style-name="T7">como um banco de dados orientado a família de colunas </text:span><text:reference-mark-start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nNEGDthcn0"/><text:span text:style-name="T2">(De Diana &amp; Gerosa 2010; Taylor 2010)</text:span><text:reference-mark-end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nNEGDthcn0"/><text:span text:style-name="T7">⁠. Hbase também é mantido pela Apache (</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sPQ2zmdvjI"/><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sPQ2zmdvjI"/><text:span text:style-name="T7">⁠. </text:span></text:p>
      <text:p text:style-name="Heading_20_2">8.2 O ambiente para coleta e análise dos dados</text:p>
      <text:p text:style-name="Parágrafo_20_1">Uma das maiores vantagens do modelo MapReduce é sua escalabilidade, que permite que várias máquinas trabalhem em conjunto em uma mesma tarefa, dividindo essa tarefa em partes menores. Isso permite que seja usado hardware de baixo custo em operações antes possíveis apenas com máquinas robustas e com custo elevado. De acordo com Dean &amp; Ghemawat, cada cluster dos <text:span text:style-name="T5">data centers</text:span> do Google é composto por aproximadamente 1800 maquinas, cada uma com dois processadores Intel Xeon de 2GHz, 4GB de memória RAM, e dois discos IDE de 160GB<text:reference-mark-start text:name="ADDIN CSL_CITATION {&quot;mendeley&quot;: {&quot;previouslyFormattedCitation&quot;: &quot;(Dean &amp; Ghemawat 2008b)&quot;, &quot;manualFormatting&quot;: &quot;(Dean &amp; Ghemawat 2008)&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0JX1A3e1RV"/><text:span text:style-name="T1">(Dean &amp; Ghemawat 2008)</text:span><text:reference-mark-end text:name="ADDIN CSL_CITATION {&quot;mendeley&quot;: {&quot;previouslyFormattedCitation&quot;: &quot;(Dean &amp; Ghemawat 2008b)&quot;, &quot;manualFormatting&quot;: &quot;(Dean &amp; Ghemawat 2008)&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0JX1A3e1RV"/>⁠. Esses dados demonstram que não é necessário usar hardware com alto poder de processamento, pois o MapReduce se encarrega de dividir a tarefa em partes menores, cada uma processada em uma máquina diferente.</text:p>
      <text:p text:style-name="Parágrafo_20_1">Nesse trabalho, pretende-se criar uma infraestrutura reduzida, com aproximadamente 10 máquinas, onde serão armazenados e processados os dados coletados do Twitter, <text:s/>relativos às olimpíadas de Londres 2012. Em cada maquina será instalada uma instância do Hadoop e do Hbase, possibilitando o processamento distribuído dos dados.</text:p>
      <text:p text:style-name="Heading_20_2">8.3 Coleta de dados do twitter</text:p>
      <text:p text:style-name="Parágrafo_20_1">O Twitter, serviço de micro blogs lançado em 2006, é o mais utilizado da atualidade <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PEsdU5XCiK"/>(Zago 2009)<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PEsdU5XCiK"/><text:span text:style-name="T1">⁠</text:span>. O serviço é usado para os mais variados fins, como por exemplo falar dos acontecimentos rotineiros ou sobre o que as pessoas estão fazendo, diálogos e comentários, compartilhamento de informações(geralmente via links externos), divulgação de notícias, entre outros <text:reference-mark-start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CajddjPGf9"/><text:span text:style-name="T1">(Java et al. 2007)</text:span><text:reference-mark-end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CajddjPGf9"/>⁠.</text:p>
      <text:p text:style-name="Parágrafo_20_1"><text:s/>O Twitter disponibiliza uma API (dev.twitter.com) para que outros aplicativos possam gerenciar as contas dos usuários, e fornece nessa API todas as funcionalidades existentes na sua interface Web (<text:span text:style-name="T9">www.twitter.com</text:span>). Uma das funcionalidades da API é um <text:soft-page-break/>mecanismo de pesquisa, onde se pode procurar em tempo real, postagens contenham os termos indicados em uma busca <text:reference-mark-start text:name="ADDIN CSL_CITATION {&quot;mendeley&quot;: {&quot;previouslyFormattedCitation&quot;: &quot;(Twitter 2012)&quot;, &quot;manualFormatting&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ZfT7heAMfb"/><text:span text:style-name="T1">(Twitter Inc. 2012)</text:span><text:reference-mark-end text:name="ADDIN CSL_CITATION {&quot;mendeley&quot;: {&quot;previouslyFormattedCitation&quot;: &quot;(Twitter 2012)&quot;, &quot;manualFormatting&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ZfT7heAMfb"/>⁠. </text:p>
      <text:p text:style-name="Parágrafo_20_1">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p text:style-name="Heading_20_2">8.4 Analise estatística dos dados</text:p>
      <text:p text:style-name="Parágrafo_20_1">A partir dos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text:p>
      <text:p text:style-name="Parágrafo_20_1">No aspecto do desempenho da estrutura montada para coleta e análise, serão obtidos dados como: quantidade de dados analisados por unidade de tempo, aumento do desempenho com o aumento do numero de maquinas envolvidas, entre outros.</text:p>
      <text:h text:style-name="P21" text:outline-level="1">ÍNDICE HIPOTÉTICO</text:h>
      <text:list xml:id="list127171076" text:style-name="L2">
        <text:list-item>
          <text:p text:style-name="P23">Introdução</text:p>
        </text:list-item>
        <text:list-item>
          <text:p text:style-name="P23">Referencial teórico</text:p>
          <text:list>
            <text:list-item>
              <text:p text:style-name="P23">Web 2.0</text:p>
            </text:list-item>
            <text:list-item>
              <text:p text:style-name="P23">Big data</text:p>
              <text:list>
                <text:list-item>
                  <text:p text:style-name="P23">Bancos de dados relacionais e não relacionais</text:p>
                  <text:list>
                    <text:list-item>
                      <text:p text:style-name="P23">Bancos de dados relacionais</text:p>
                    </text:list-item>
                    <text:list-item>
                      <text:p text:style-name="P23">NoSQL</text:p>
                    </text:list-item>
                    <text:list-item>
                      <text:p text:style-name="P23">Relacional X NoSQL</text:p>
                    </text:list-item>
                  </text:list>
                </text:list-item>
                <text:list-item>
                  <text:p text:style-name="P23">Análise de dados em Big Data</text:p>
                  <text:list>
                    <text:list-item>
                      <text:p text:style-name="P23">Ferramentas de análise</text:p>
                    </text:list-item>
                  </text:list>
                </text:list-item>
              </text:list>
            </text:list-item>
            <text:list-item>
              <text:p text:style-name="P23">Twitter</text:p>
              <text:list>
                <text:list-item>
                  <text:p text:style-name="P23">API Twitter</text:p>
                </text:list-item>
              </text:list>
            </text:list-item>
            <text:list-item>
              <text:p text:style-name="P23">Coleta/aquisição de Big Data</text:p>
            </text:list-item>
            <text:list-item>
              <text:p text:style-name="P23">MapReduce</text:p>
              <text:list>
                <text:list-item>
                  <text:p text:style-name="P23">GFS</text:p>
                </text:list-item>
                <text:list-item>
                  <text:p text:style-name="P23">BigTable</text:p>
                </text:list-item>
              </text:list>
            </text:list-item>
            <text:list-item>
              <text:p text:style-name="P23">Hadoop</text:p>
              <text:list>
                <text:list-item>
                  <text:p text:style-name="P23">HDFS</text:p>
                </text:list-item>
                <text:list-item>
                  <text:p text:style-name="P23">MapReduce no Hadoop</text:p>
                </text:list-item>
                <text:list-item>
                  <text:p text:style-name="P23">Hbase</text:p>
                </text:list-item>
              </text:list>
            </text:list-item>
          </text:list>
        </text:list-item>
        <text:list-item>
          <text:p text:style-name="P23">Metodologia</text:p>
          <text:list>
            <text:list-item>
              <text:p text:style-name="P23">Configuração e instalação Hadoop/Hbase</text:p>
            </text:list-item>
            <text:list-item>
              <text:p text:style-name="P23">Ferramenta para coleta de dados</text:p>
              <text:list>
                <text:list-item>
                  <text:p text:style-name="P23">API Twitter</text:p>
                </text:list-item>
                <text:list-item>
                  <text:p text:style-name="P23">Script de coleta de dados</text:p>
                </text:list-item>
                <text:list-item>
                  <text:p text:style-name="P23">Limitações da API</text:p>
                </text:list-item>
                <text:list-item>
                  <text:p text:style-name="P23">Resolvendo as limitações</text:p>
                </text:list-item>
              </text:list>
            </text:list-item>
            <text:list-item>
              <text:p text:style-name="P23">Análise dos dados</text:p>
            </text:list-item>
          </text:list>
        </text:list-item>
        <text:list-item>
          <text:p text:style-name="P23">Resultados</text:p>
        </text:list-item>
        <text:list-item>
          <text:p text:style-name="P23">Conclusões e trabalhos futuros</text:p>
        </text:list-item>
      </text:list>
      <text:h text:style-name="P21" text:outline-level="1">CRONOGRAMA</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style-name="Tabela2.1">
          <table:table-cell table:style-name="Tabela2.A1">
            <text:p text:style-name="Table_20_Contents"/>
          </table:table-cell>
          <table:table-cell table:style-name="Tabela2.B1" office:value-type="float" office:value="0">
            <text:p text:style-name="P8">Maio</text:p>
          </table:table-cell>
          <table:table-cell table:style-name="Tabela2.B1" office:value-type="float" office:value="0">
            <text:p text:style-name="P8">Junho</text:p>
          </table:table-cell>
          <table:table-cell table:style-name="Tabela2.B1" office:value-type="float" office:value="0">
            <text:p text:style-name="P8">Julho</text:p>
          </table:table-cell>
          <table:table-cell table:style-name="Tabela2.B1" office:value-type="float" office:value="0">
            <text:p text:style-name="P8">Agosto</text:p>
          </table:table-cell>
          <table:table-cell table:style-name="Tabela2.B1" office:value-type="float" office:value="0">
            <text:p text:style-name="P8">Setembro</text:p>
          </table:table-cell>
          <table:table-cell table:style-name="Tabela2.B1" office:value-type="float" office:value="0">
            <text:p text:style-name="P8">Outubro</text:p>
          </table:table-cell>
          <table:table-cell table:style-name="Tabela2.H1" office:value-type="float" office:value="0">
            <text:p text:style-name="P8">Novembro</text:p>
          </table:table-cell>
        </table:table-row>
        <table:table-row>
          <table:table-cell table:style-name="Tabela2.A2" office:value-type="float" office:value="0">
            <text:p text:style-name="P13">Pesquisa bibliográfica</text:p>
          </table:table-cell>
          <table:table-cell table:style-name="Tabela2.B2" office:value-type="string">
            <text:p text:style-name="P10">*</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H2" office:value-type="string">
            <text:p text:style-name="P9">*</text:p>
          </table:table-cell>
        </table:table-row>
        <table:table-row>
          <table:table-cell table:style-name="Tabela2.A2" office:value-type="float" office:value="0">
            <text:p text:style-name="P12">Implementação e teste do script de coleta de dados</text:p>
          </table:table-cell>
          <table:table-cell table:style-name="Tabela2.B2" office:value-type="string">
            <text:p text:style-name="P9">*</text:p>
          </table:table-cell>
          <table:table-cell table:style-name="Tabela2.B2" office:value-type="string">
            <text:p text:style-name="P9">*</text:p>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H3">
            <text:p text:style-name="P9"/>
          </table:table-cell>
        </table:table-row>
        <table:table-row>
          <table:table-cell table:style-name="Tabela2.A2" office:value-type="float" office:value="0">
            <text:p text:style-name="P12">Instalação e configuração do ambiente de coleta e análise dos dados</text:p>
          </table:table-cell>
          <table:table-cell table:style-name="Tabela2.D3">
            <text:p text:style-name="P9"/>
          </table:table-cell>
          <table:table-cell table:style-name="Tabela2.B2" office:value-type="string">
            <text:p text:style-name="P9">*</text:p>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H3">
            <text:p text:style-name="P9"/>
          </table:table-cell>
        </table:table-row>
        <table:table-row>
          <table:table-cell table:style-name="Tabela2.A2" office:value-type="float" office:value="0">
            <text:p text:style-name="P11">Coleta de dados</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D3">
            <text:p text:style-name="P9"/>
          </table:table-cell>
          <table:table-cell table:style-name="Tabela2.H3">
            <text:p text:style-name="P9"/>
          </table:table-cell>
        </table:table-row>
        <table:table-row>
          <table:table-cell table:style-name="Tabela2.A2" office:value-type="float" office:value="0">
            <text:p text:style-name="P11">Análise estatística dos dados</text:p>
          </table:table-cell>
          <table:table-cell table:style-name="Tabela2.D3">
            <text:p text:style-name="P9"/>
          </table:table-cell>
          <table:table-cell table:style-name="Tabela2.D3">
            <text:p text:style-name="P9"/>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H3">
            <text:p text:style-name="P9"/>
          </table:table-cell>
        </table:table-row>
        <table:table-row>
          <table:table-cell table:style-name="Tabela2.A2" office:value-type="float" office:value="0">
            <text:p text:style-name="P11">Escrever texto final</text:p>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H2" office:value-type="string">
            <text:p text:style-name="P9">*</text:p>
          </table:table-cell>
        </table:table-row>
      </table:table>
      <text:p text:style-name="Parágrafo_20_1"/>
      <text:h text:style-name="P21" text:outline-level="1">REFERÊNCIAS</text:h>
      <text:section text:style-name="Sect3" text:name="ADDIN Mendeley Bibliography CSL_BIBLIOGRAPHY  RNDVCuNdj9Ci7">
        <text:section text:style-name="Sect3" text:name="ADDIN Mendeley Bibliography CSL_BIBLIOGRAPHY  RNDbuAzXt8kcF">
          <text:p text:style-name="P16">Brito, R.W., 2010. Bancos de Dados NoSQL x SGBDs Relacionais:Análise Comparativa.</text:p>
          <text:p text:style-name="P16">Dean, J. &amp; Ghemawat, S., 2008a. MapReduce. <text:span text:style-name="T4">Communications of the ACM</text:span>, 51(1), p.107. Available at: http://portal.acm.org/citation.cfm?doid=1327452.1327492 [Accessed February 29, 2012].</text:p>
          <text:p text:style-name="P16">Dean, J. &amp; Ghemawat, S., 2008b. MapReduce. <text:span text:style-name="T4">Communications of the ACM</text:span>, 51(1), p.107.</text:p>
          <text:p text:style-name="P16">Dean, J. &amp; Ghemawat, S., 2004. MapReduce: Simplified data processing on large clusters. <text:span text:style-name="T4">OSDI ’04: 6th Symposium on Operating Systems Design and Implementation</text:span>, pp.137-149.</text:p>
          <text:p text:style-name="P16">De Diana, M. &amp; Gerosa, M.A., 2010. NoSQL na Web 2.0: Um Estudo Comparativo de Bancos Não-Relacionais para Armazenamento de Dados na Web 2.0. In <text:span text:style-name="T4">Workshop de Teses e Dissertações de Bancos de Dados do Simpósio Brasileiro de Bancos de Dados WTDBD2010</text:span>.</text:p>
          <text:p text:style-name="P16">George, L., 2011. HBase: The Definitive Guide.</text:p>
          <text:p text:style-name="P16">Java, A., Song, X. &amp; Finin, T., 2007. Why we twitter: understanding microblogging usage and communities. <text:span text:style-name="T4">Proceedings of the 9th WebKDD and</text:span>.</text:p>
          <text:p text:style-name="P16">Lee, K.-ha et al., 2011. Parallel Data Processing with MapReduce : A Surveytri. <text:span text:style-name="T4">Architecture</text:span>, 40(4), pp.11-20.</text:p>
          <text:p text:style-name="P16">Lin, J. &amp; Dyer, C., 2010. Data-Intensive Text Processing with MapReduce G. Hirst, ed. <text:span text:style-name="T4">Synthesis Lectures on Human Language Technologies</text:span>, 3(1), pp.1-177. Available at: http://www.umiacs.umd.edu/~jimmylin/MapReduce-book-final.pdf.</text:p>
          <text:p text:style-name="P16">Taylor, R.C., 2010. An overview of the Hadoop/MapReduce/HBase framework and its current applications in bioinformatics. <text:span text:style-name="T4">BMC Bioinformatics</text:span>, 11(Suppl 12), p.S1.</text:p>
          <text:p text:style-name="P16">Twitter, 2012. Documentação API Twitter. Available at: dev.twitter.com [Accessed April <text:soft-page-break/>18, 2012].</text:p>
          <text:p text:style-name="P16">Varley, I., Aziz, A. &amp; Aziz, C., 2009. No Relation: The Mixed Blessings of Non-Relational Databases. Available at: http://citeseerx.ist.psu.edu/viewdoc/summary?doi=10.1.1.169.1113 [Accessed April 18, 2012].</text:p>
          <text:p text:style-name="P16">White, T., 2010. <text:span text:style-name="T4">Hadoop: The definitive guide</text:span> 2nd Editio.,</text:p>
          <text:p text:style-name="P16">Zago, G., 2009. O Twitter como suporte para produção e difusão de conteúdos jornalísticos. <text:span text:style-name="T4">Ciberlegenda</text:span>, (6), pp.1-16.</text:p>
          <text:p text:style-name="P15"/>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0cm" style:auto-text-indent="false"/>
      <style:text-properties fo:font-weight="normal" style:font-weight-asian="normal"/>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initial-creator>Fabricia</meta:initial-creator>
    <meta:creation-date>2012-05-08T14:31:00</meta:creation-date>
    <dc:creator>Gabriel Diniz</dc:creator>
    <dc:date>2012-06-20T01:28:12</dc:date>
    <meta:print-date>2012-05-22T18:39:01</meta:print-date>
    <meta:editing-cycles>44</meta:editing-cycles>
    <meta:editing-duration>PT596H37M57S</meta:editing-duration>
    <meta:generator>OpenOffice.org/3.2$Linux OpenOffice.org_project/320m12$Build-9483</meta:generator>
    <meta:printed-by>System User</meta:printed-by>
    <meta:document-statistic meta:table-count="2" meta:image-count="0" meta:object-count="0" meta:page-count="17" meta:paragraph-count="157" meta:word-count="2460" meta:character-count="15898"/>
    <meta:user-defined meta:name="Informações 1"/>
    <meta:user-defined meta:name="Informações 2"/>
    <meta:user-defined meta:name="Informações 3"/>
    <meta:user-defined meta:name="Informações 4"/>
    <meta:user-defined meta:name="Mendeley Citation Style_1">http://www.zotero.org/styles/harvard1</meta:user-defined>
    <meta:user-defined meta:name="Mendeley Document_1">True</meta:user-defined>
    <meta:user-defined meta:name="Mendeley User Name_1">contato@gabrieldiniz.com@www.mendeley.com</meta:user-defined>
  </office:meta>
</office:document-meta>
</file>